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õeväärtustabel" style:family="table">
      <style:table-properties style:width="11.906cm" table:align="left"/>
    </style:style>
    <style:style style:name="Tõeväärtustabel.A" style:family="table-column">
      <style:table-column-properties style:column-width="1.679cm"/>
    </style:style>
    <style:style style:name="Tõeväärtustabel.B" style:family="table-column">
      <style:table-column-properties style:column-width="1.819cm"/>
    </style:style>
    <style:style style:name="Tõeväärtustabel.C" style:family="table-column">
      <style:table-column-properties style:column-width="1.836cm"/>
    </style:style>
    <style:style style:name="Tõeväärtustabel.D" style:family="table-column">
      <style:table-column-properties style:column-width="1.759cm"/>
    </style:style>
    <style:style style:name="Tõeväärtustabel.E" style:family="table-column">
      <style:table-column-properties style:column-width="2.408cm"/>
    </style:style>
    <style:style style:name="Tõeväärtustabel.F" style:family="table-column">
      <style:table-column-properties style:column-width="2.406cm"/>
    </style:style>
    <style:style style:name="Tõeväärtustabel.A1" style:family="table-cell">
      <style:table-cell-properties fo:padding="0.097cm" fo:border-left="0.05pt solid #000000" fo:border-right="none" fo:border-top="0.05pt solid #000000" fo:border-bottom="0.05pt solid #000000"/>
    </style:style>
    <style:style style:name="Tõeväärtustabel.F1" style:family="table-cell">
      <style:table-cell-properties fo:padding="0.097cm" fo:border="0.05pt solid #000000"/>
    </style:style>
    <style:style style:name="Tõeväärtustabel.A2" style:family="table-cell">
      <style:table-cell-properties fo:padding="0.097cm" fo:border-left="0.05pt solid #000000" fo:border-right="none" fo:border-top="none" fo:border-bottom="0.05pt solid #000000"/>
    </style:style>
    <style:style style:name="Tõeväärtustabel.F2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" style:display-name="MDNK_Karnaugh'_kaart" style:family="table">
      <style:table-properties style:width="16.002cm" table:align="margins"/>
    </style:style>
    <style:style style:name="MDNK_5f_Karnaugh_27__5f_kaart.A" style:display-name="MDNK_Karnaugh'_kaart.A" style:family="table-column">
      <style:table-column-properties style:column-width="3.2cm" style:rel-column-width="13107*"/>
    </style:style>
    <style:style style:name="MDNK_5f_Karnaugh_27__5f_kaart.1" style:display-name="MDNK_Karnaugh'_kaart.1" style:family="table-row">
      <style:table-row-properties style:min-row-height="1.799cm"/>
    </style:style>
    <style:style style:name="MDNK_5f_Karnaugh_27__5f_kaart.A1" style:display-name="MDNK_Karnaugh'_kaart.A1" style:family="table-cell">
      <style:table-cell-properties fo:padding="0.097cm" fo:border-left="0.05pt solid #000000" fo:border-right="none" fo:border-top="0.05pt solid #000000" fo:border-bottom="0.05pt solid #000000"/>
    </style:style>
    <style:style style:name="MDNK_5f_Karnaugh_27__5f_kaart.E1" style:display-name="MDNK_Karnaugh'_kaart.E1" style:family="table-cell">
      <style:table-cell-properties fo:padding="0.097cm" fo:border="0.05pt solid #000000"/>
    </style:style>
    <style:style style:name="MDNK_5f_Karnaugh_27__5f_kaart.A2" style:display-name="MDNK_Karnaugh'_kaart.A2" style:family="table-cell">
      <style:table-cell-properties fo:padding="0.097cm" fo:border-left="0.05pt solid #000000" fo:border-right="none" fo:border-top="none" fo:border-bottom="0.05pt solid #000000"/>
    </style:style>
    <style:style style:name="MDNK_5f_Karnaugh_27__5f_kaart.C2" style:display-name="MDNK_Karnaugh'_kaart.C2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MDNK_5f_Karnaugh_27__5f_kaart.E2" style:display-name="MDNK_Karnaugh'_kaart.E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DNK_5f_Karnaugh_27__5f_kaart.E4" style:display-name="MDNK_Karnaugh'_kaart.E4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.E5" style:display-name="MDNK_Karnaugh'_kaart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906cm" table:align="left"/>
    </style:style>
    <style:style style:name="Table1.A" style:family="table-column">
      <style:table-column-properties style:column-width="1.679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836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4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.653cm" style:rel-column-width="937*"/>
    </style:style>
    <style:style style:name="Table2.B" style:family="table-column">
      <style:table-column-properties style:column-width="2.33cm" style:rel-column-width="1321*"/>
    </style:style>
    <style:style style:name="Table2.C" style:family="table-column">
      <style:table-column-properties style:column-width="0.979cm" style:rel-column-width="555*"/>
    </style:style>
    <style:style style:name="Table2.D" style:family="table-column">
      <style:table-column-properties style:column-width="1.335cm" style:rel-column-width="757*"/>
    </style:style>
    <style:style style:name="Table2.E" style:family="table-column">
      <style:table-column-properties style:column-width="2.566cm" style:rel-column-width="1455*"/>
    </style:style>
    <style:style style:name="Table2.F" style:family="table-column">
      <style:table-column-properties style:column-width="1.138cm" style:rel-column-width="645*"/>
    </style:style>
    <style:style style:name="Table2.G" style:family="table-column">
      <style:table-column-properties style:column-width="2.408cm" style:rel-column-width="1365*"/>
    </style:style>
    <style:style style:name="Table2.H" style:family="table-column">
      <style:table-column-properties style:column-width="2.503cm" style:rel-column-width="1419*"/>
    </style:style>
    <style:style style:name="Table2.I" style:family="table-column">
      <style:table-column-properties style:column-width="1.09cm" style:rel-column-width="61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2cm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1.004cm" style:rel-column-width="569*"/>
    </style:style>
    <style:style style:name="Table3.C" style:family="table-column">
      <style:table-column-properties style:column-width="1.455cm" style:rel-column-width="825*"/>
    </style:style>
    <style:style style:name="Table3.D" style:family="table-column">
      <style:table-column-properties style:column-width="1.453cm" style:rel-column-width="8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02cm" table:align="margins"/>
    </style:style>
    <style:style style:name="Table5.A" style:family="table-column">
      <style:table-column-properties style:column-width="3.2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>
      <style:text-properties officeooo:rsid="001ebeb1" officeooo:paragraph-rsid="001ebeb1"/>
    </style:style>
    <style:style style:name="P4" style:family="paragraph" style:parent-style-name="Text_20_body" style:master-page-name="MPF0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41aed" style:font-size-asian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efc06" style:font-size-asian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5521a" style:font-size-asian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efc06" style:font-size-asian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59ee4" style:font-size-asian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efc06" style:font-size-asian="12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officeooo:rsid="0026160f" officeooo:paragraph-rsid="0026160f" style:font-size-asian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7e9d3" officeooo:paragraph-rsid="0027e9d3" style:font-size-asian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87461" officeooo:paragraph-rsid="00287461" style:font-size-asian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aa566" officeooo:paragraph-rsid="002aa566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d4756" officeooo:paragraph-rsid="002d4756" style:font-size-asian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b6e343" officeooo:paragraph-rsid="00b6e343" style:font-size-asian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b75d13" officeooo:paragraph-rsid="00b75d13" style:font-size-asian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b77312" officeooo:paragraph-rsid="00b77312" style:font-size-asian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b8c1de" officeooo:paragraph-rsid="00b8c1de" style:font-size-asian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b9cc57" officeooo:paragraph-rsid="00b9cc57" style:font-size-asian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bb6852" officeooo:paragraph-rsid="00bb6852" style:font-size-asian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bbca3a" officeooo:paragraph-rsid="00bbca3a" style:font-size-asian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beb199" style:font-size-asian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c29a2f" style:font-size-asian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c19fb0" officeooo:paragraph-rsid="00c19fb0" style:font-size-asian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c1d41f" officeooo:paragraph-rsid="00c1d41f" style:font-size-asian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c45cf4" officeooo:paragraph-rsid="00c45cf4" style:font-size-asian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c56c36" officeooo:paragraph-rsid="00c56c36" style:font-size-asian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c750ec" officeooo:paragraph-rsid="00c750ec" style:font-size-asian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c987e8" officeooo:paragraph-rsid="00c987e8" style:font-size-asian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ca41de" officeooo:paragraph-rsid="00ca41de" style:font-size-asian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ca5e27" officeooo:paragraph-rsid="00ca5e27" style:font-size-asian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cbb240" officeooo:paragraph-rsid="00cbb240" style:font-size-asian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ccf1a7" officeooo:paragraph-rsid="00ccf1a7" style:font-size-asian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cda08a" officeooo:paragraph-rsid="00cda08a" style:font-size-asian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d02f5a" officeooo:paragraph-rsid="00d02f5a" style:font-size-asian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d069e3" officeooo:paragraph-rsid="00d069e3" style:font-size-asian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d1c692" officeooo:paragraph-rsid="00d1c692" style:font-size-asian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style:font-size-asian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style:font-size-asian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d39c3f" officeooo:paragraph-rsid="00d39c3f" style:font-size-asian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rsid="00d40086" officeooo:paragraph-rsid="00d40086" style:font-size-asian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d630e9" officeooo:paragraph-rsid="00d630e9" style:font-size-asian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d693fb" officeooo:paragraph-rsid="00d693fb" style:font-size-asian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d77023" officeooo:paragraph-rsid="00d77023" style:font-size-asian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da94a3" officeooo:paragraph-rsid="00da94a3" style:font-size-asian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ddb181" officeooo:paragraph-rsid="00ddb181" style:font-size-asian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deb20e" officeooo:paragraph-rsid="00deb20e" style:font-size-asian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style:font-size-asian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dfa722" officeooo:paragraph-rsid="00dfa722" style:font-size-asian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e8d12a" officeooo:paragraph-rsid="00e8d12a" style:font-size-asian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style:font-size-asian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style:font-size-asian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f28352" officeooo:paragraph-rsid="00f28352" style:font-size-asian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f47f4a" officeooo:paragraph-rsid="00f47f4a" style:font-size-asian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f545b5" officeooo:paragraph-rsid="00f545b5" style:font-size-asian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0f800cf" officeooo:paragraph-rsid="00f800cf" style:font-size-asian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0fa2590" officeooo:paragraph-rsid="00fa2590" style:font-size-asian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109f962" officeooo:paragraph-rsid="0109f962" style:font-size-asian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0be6e2" officeooo:paragraph-rsid="010be6e2" style:font-size-asian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195507" officeooo:paragraph-rsid="01195507" style:font-size-asian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309085" officeooo:paragraph-rsid="01309085" style:font-size-asian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officeooo:rsid="0131d166" officeooo:paragraph-rsid="0131d166" style:font-size-asian="12pt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officeooo:rsid="013cc8c1" officeooo:paragraph-rsid="013cc8c1" style:font-size-asian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41aed" style:font-size-asian="12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efc06" style:font-size-asian="12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59ee4" style:font-size-asian="12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efc06" style:font-size-asian="12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50ef" officeooo:paragraph-rsid="00e850ef" style:font-size-asian="12pt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fo:background-color="#fff200" style:font-size-asian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fo:background-color="#fff200" style:font-size-asian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fo:background-color="#fff200" style:font-size-asian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officeooo:rsid="00d8d017" officeooo:paragraph-rsid="00d8d017" fo:background-color="#fff200" style:font-size-asian="12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fo:background-color="#fff200" style:font-size-asian="12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fo:background-color="#fff200" style:font-size-asian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fo:background-color="#fff200" style:font-size-asian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rsid="00ecb804" officeooo:paragraph-rsid="00ecb804" fo:background-color="#fff200" style:font-size-asian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edf876" officeooo:paragraph-rsid="00edf876" fo:background-color="#fff200" style:font-size-asian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9787b" officeooo:paragraph-rsid="0029787b" fo:background-color="#fff200" style:font-size-asian="12pt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7e9d3" officeooo:paragraph-rsid="0027e9d3" fo:background-color="#fff200" style:font-size-asian="12pt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officeooo:rsid="00d53252" officeooo:paragraph-rsid="00d53252" fo:background-color="transparent" style:font-size-asian="12pt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27e9d3" officeooo:paragraph-rsid="0027e9d3" fo:background-color="#ff6600" style:font-size-asian="12pt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Times New Roman" fo:font-size="12pt" officeooo:rsid="00d53252" officeooo:paragraph-rsid="00d53252" fo:background-color="transparent" style:font-size-asian="12pt"/>
    </style:style>
    <style:style style:name="P86" style:family="paragraph" style:parent-style-name="Heading_20_2">
      <style:text-properties officeooo:rsid="0021ae37" officeooo:paragraph-rsid="00a33d77"/>
    </style:style>
    <style:style style:name="P87" style:family="paragraph" style:parent-style-name="Footer">
      <style:paragraph-properties fo:text-align="end" style:justify-single-word="false"/>
    </style:style>
    <style:style style:name="P88" style:family="paragraph" style:parent-style-name="Heading_20_1">
      <style:text-properties officeooo:rsid="0021ae37" officeooo:paragraph-rsid="0021ae37"/>
    </style:style>
    <style:style style:name="P89" style:family="paragraph" style:parent-style-name="Heading_20_1">
      <style:text-properties officeooo:paragraph-rsid="0021ae37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3">
      <style:text-properties officeooo:rsid="00b6e343" officeooo:paragraph-rsid="00b6e343"/>
    </style:style>
    <style:style style:name="P92" style:family="paragraph" style:parent-style-name="Normal">
      <style:paragraph-properties fo:text-align="center" style:justify-single-word="false"/>
      <style:text-properties officeooo:paragraph-rsid="001ebeb1"/>
    </style:style>
    <style:style style:name="P93" style:family="paragraph" style:parent-style-name="Normal">
      <style:paragraph-properties fo:text-align="center" style:justify-single-word="false"/>
      <style:text-properties officeooo:paragraph-rsid="000008c0"/>
    </style:style>
    <style:style style:name="P94" style:family="paragraph" style:parent-style-name="Normal">
      <style:paragraph-properties fo:text-align="end" style:justify-single-word="false"/>
      <style:text-properties officeooo:paragraph-rsid="001ebeb1"/>
    </style:style>
    <style:style style:name="P95" style:family="paragraph" style:parent-style-name="Normal">
      <style:paragraph-properties fo:text-align="end" style:justify-single-word="false"/>
      <style:text-properties officeooo:rsid="000008c0" officeooo:paragraph-rsid="001ebeb1"/>
    </style:style>
    <style:style style:name="P96" style:family="paragraph" style:parent-style-name="Normal">
      <style:text-properties officeooo:paragraph-rsid="0021ae37"/>
    </style:style>
    <style:style style:name="P97" style:family="paragraph" style:parent-style-name="Normal">
      <style:text-properties officeooo:paragraph-rsid="00241aed"/>
    </style:style>
    <style:style style:name="P98" style:family="paragraph" style:parent-style-name="Normal">
      <style:text-properties officeooo:paragraph-rsid="002efc06"/>
    </style:style>
    <style:style style:name="P99" style:family="paragraph" style:parent-style-name="Normal">
      <style:text-properties officeooo:rsid="00310551" officeooo:paragraph-rsid="00310551"/>
    </style:style>
    <style:style style:name="P100" style:family="paragraph" style:parent-style-name="Normal">
      <style:text-properties officeooo:rsid="0032eef7" officeooo:paragraph-rsid="0032eef7"/>
    </style:style>
    <style:style style:name="P101" style:family="paragraph" style:parent-style-name="Normal">
      <style:text-properties officeooo:rsid="0037d796" officeooo:paragraph-rsid="0037d796"/>
    </style:style>
    <style:style style:name="P102" style:family="paragraph" style:parent-style-name="Normal">
      <style:text-properties officeooo:rsid="0037d796" officeooo:paragraph-rsid="00521d64"/>
    </style:style>
    <style:style style:name="P103" style:family="paragraph" style:parent-style-name="Normal">
      <style:text-properties officeooo:rsid="0037d796" officeooo:paragraph-rsid="007c53a3"/>
    </style:style>
    <style:style style:name="P104" style:family="paragraph" style:parent-style-name="Normal">
      <style:text-properties officeooo:rsid="0037d796" officeooo:paragraph-rsid="008387b5"/>
    </style:style>
    <style:style style:name="P105" style:family="paragraph" style:parent-style-name="Normal">
      <style:text-properties officeooo:rsid="0037d796" officeooo:paragraph-rsid="008c007c"/>
    </style:style>
    <style:style style:name="P106" style:family="paragraph" style:parent-style-name="Normal">
      <style:text-properties officeooo:rsid="004c5338" officeooo:paragraph-rsid="004c5338"/>
    </style:style>
    <style:style style:name="P107" style:family="paragraph" style:parent-style-name="Normal">
      <style:text-properties officeooo:rsid="004d2734" officeooo:paragraph-rsid="004d2734"/>
    </style:style>
    <style:style style:name="P108" style:family="paragraph" style:parent-style-name="Normal">
      <style:text-properties officeooo:rsid="0056ac4b" officeooo:paragraph-rsid="0056ac4b"/>
    </style:style>
    <style:style style:name="P109" style:family="paragraph" style:parent-style-name="Normal">
      <style:text-properties officeooo:rsid="0056ac4b" officeooo:paragraph-rsid="0080307c"/>
    </style:style>
    <style:style style:name="P110" style:family="paragraph" style:parent-style-name="Normal">
      <style:text-properties officeooo:rsid="005947eb" officeooo:paragraph-rsid="0080307c"/>
    </style:style>
    <style:style style:name="P111" style:family="paragraph" style:parent-style-name="Normal">
      <style:text-properties officeooo:rsid="005947eb" officeooo:paragraph-rsid="008755b2"/>
    </style:style>
    <style:style style:name="P112" style:family="paragraph" style:parent-style-name="Normal">
      <style:text-properties officeooo:rsid="0069e9f1" officeooo:paragraph-rsid="0069e9f1"/>
    </style:style>
    <style:style style:name="P113" style:family="paragraph" style:parent-style-name="Normal">
      <style:text-properties officeooo:rsid="0069e9f1" officeooo:paragraph-rsid="0070a2f6"/>
    </style:style>
    <style:style style:name="P114" style:family="paragraph" style:parent-style-name="Normal">
      <style:text-properties officeooo:rsid="0085a221" officeooo:paragraph-rsid="0085a221"/>
    </style:style>
    <style:style style:name="P115" style:family="paragraph" style:parent-style-name="Normal">
      <style:text-properties officeooo:rsid="008e5b34" officeooo:paragraph-rsid="008e5b34"/>
    </style:style>
    <style:style style:name="P116" style:family="paragraph" style:parent-style-name="Normal">
      <style:text-properties officeooo:rsid="008e5b34" officeooo:paragraph-rsid="009368ee"/>
    </style:style>
    <style:style style:name="P117" style:family="paragraph" style:parent-style-name="Normal">
      <style:text-properties officeooo:rsid="0090bdad" officeooo:paragraph-rsid="0090bdad"/>
    </style:style>
    <style:style style:name="P118" style:family="paragraph" style:parent-style-name="Normal">
      <style:text-properties officeooo:rsid="009f8e1e" officeooo:paragraph-rsid="009f8e1e"/>
    </style:style>
    <style:style style:name="P119" style:family="paragraph" style:parent-style-name="Normal">
      <style:text-properties officeooo:rsid="00a08ed6" officeooo:paragraph-rsid="00a08ed6"/>
    </style:style>
    <style:style style:name="P120" style:family="paragraph" style:parent-style-name="Normal">
      <style:text-properties officeooo:paragraph-rsid="00b6e343"/>
    </style:style>
    <style:style style:name="P121" style:family="paragraph" style:parent-style-name="Normal">
      <style:text-properties officeooo:rsid="00f17d7a" officeooo:paragraph-rsid="00f17d7a"/>
    </style:style>
    <style:style style:name="P122" style:family="paragraph" style:parent-style-name="Normal">
      <style:text-properties officeooo:rsid="0107da9b" officeooo:paragraph-rsid="0107da9b"/>
    </style:style>
    <style:style style:name="P123" style:family="paragraph" style:parent-style-name="Normal">
      <style:text-properties officeooo:rsid="011497b2" officeooo:paragraph-rsid="011497b2"/>
    </style:style>
    <style:style style:name="P124" style:family="paragraph" style:parent-style-name="Normal">
      <style:text-properties officeooo:paragraph-rsid="011497b2"/>
    </style:style>
    <style:style style:name="P125" style:family="paragraph" style:parent-style-name="Normal">
      <style:text-properties officeooo:rsid="01160fc4" officeooo:paragraph-rsid="01160fc4"/>
    </style:style>
    <style:style style:name="P126" style:family="paragraph" style:parent-style-name="Normal">
      <style:text-properties officeooo:rsid="01335d2e" officeooo:paragraph-rsid="01335d2e"/>
    </style:style>
    <style:style style:name="P127" style:family="paragraph" style:parent-style-name="Normal">
      <style:text-properties officeooo:paragraph-rsid="013d0f58"/>
    </style:style>
    <style:style style:name="P128" style:family="paragraph" style:parent-style-name="Normal">
      <style:paragraph-properties fo:break-before="page"/>
    </style:style>
    <style:style style:name="P129" style:family="paragraph" style:parent-style-name="Normal">
      <style:paragraph-properties fo:break-before="page"/>
      <style:text-properties officeooo:paragraph-rsid="00b6e343"/>
    </style:style>
    <style:style style:name="T1" style:family="text">
      <style:text-properties officeooo:rsid="000008c0"/>
    </style:style>
    <style:style style:name="T2" style:family="text">
      <style:text-properties officeooo:rsid="001ebeb1"/>
    </style:style>
    <style:style style:name="T3" style:family="text">
      <style:text-properties officeooo:rsid="001f2e65"/>
    </style:style>
    <style:style style:name="T4" style:family="text">
      <style:text-properties officeooo:rsid="00241aed"/>
    </style:style>
    <style:style style:name="T5" style:family="text">
      <style:text-properties officeooo:rsid="003642fc"/>
    </style:style>
    <style:style style:name="T6" style:family="text">
      <style:text-properties officeooo:rsid="004bbb6f"/>
    </style:style>
    <style:style style:name="T7" style:family="text">
      <style:text-properties officeooo:rsid="004c5338"/>
    </style:style>
    <style:style style:name="T8" style:family="text">
      <style:text-properties officeooo:rsid="004d654f"/>
    </style:style>
    <style:style style:name="T9" style:family="text">
      <style:text-properties officeooo:rsid="004f1881"/>
    </style:style>
    <style:style style:name="T10" style:family="text">
      <style:text-properties style:text-underline-style="solid" style:text-underline-width="auto" style:text-underline-color="font-color" fo:background-color="#ff6600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66ff99" loext:char-shading-value="0"/>
    </style:style>
    <style:style style:name="T14" style:family="text">
      <style:text-properties fo:color="#ce181e" officeooo:rsid="004c5338"/>
    </style:style>
    <style:style style:name="T15" style:family="text">
      <style:text-properties fo:color="#ce181e" officeooo:rsid="009368ee"/>
    </style:style>
    <style:style style:name="T16" style:family="text">
      <style:text-properties fo:color="#ce181e" officeooo:rsid="0093f177"/>
    </style:style>
    <style:style style:name="T17" style:family="text">
      <style:text-properties officeooo:rsid="0080307c"/>
    </style:style>
    <style:style style:name="T18" style:family="text">
      <style:text-properties officeooo:rsid="008755b2"/>
    </style:style>
    <style:style style:name="T19" style:family="text">
      <style:text-properties officeooo:rsid="00a19d88"/>
    </style:style>
    <style:style style:name="T20" style:family="text">
      <style:text-properties officeooo:rsid="00b944be"/>
    </style:style>
    <style:style style:name="T21" style:family="text">
      <style:text-properties officeooo:rsid="00c19fb0"/>
    </style:style>
    <style:style style:name="T22" style:family="text">
      <style:text-properties officeooo:rsid="00d02f5a"/>
    </style:style>
    <style:style style:name="T23" style:family="text">
      <style:text-properties officeooo:rsid="00d27b00"/>
    </style:style>
    <style:style style:name="T24" style:family="text">
      <style:text-properties officeooo:rsid="00d2f46a"/>
    </style:style>
    <style:style style:name="T25" style:family="text">
      <style:text-properties officeooo:rsid="00d8d017"/>
    </style:style>
    <style:style style:name="T26" style:family="text">
      <style:text-properties officeooo:rsid="00f47f4a"/>
    </style:style>
    <style:style style:name="T27" style:family="text">
      <style:text-properties officeooo:rsid="00f51af2"/>
    </style:style>
    <style:style style:name="T28" style:family="text">
      <style:text-properties officeooo:rsid="00f5c4d4"/>
    </style:style>
    <style:style style:name="T29" style:family="text">
      <style:text-properties officeooo:rsid="00f800cf"/>
    </style:style>
    <style:style style:name="T30" style:family="text">
      <style:text-properties officeooo:rsid="010e671a"/>
    </style:style>
    <style:style style:name="T31" style:family="text">
      <style:text-properties officeooo:rsid="013cc8c1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4">EESTI INFOTEHNOLOOGIA KOLLEDŽ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3"/>
      <text:p text:style-name="P3">Digitaalloogika ja digitaalsüsteemid</text:p>
      <text:p text:style-name="Normal"/>
      <text:p text:style-name="Normal"/>
      <text:p text:style-name="P92"><text:span text:style-name="T2">Kodutöö</text:span></text:p>
      <text:p text:style-name="Normal"/>
      <text:p text:style-name="Normal"/>
      <text:p text:style-name="Normal"/>
      <text:p text:style-name="Normal"/>
      <text:p text:style-name="Normal"/>
      <text:p text:style-name="P95">Siim Talvik</text:p>
      <text:p text:style-name="P94">174655IDDR</text:p>
      <text:p text:style-name="P2">Esitatud: <text:span text:style-name="T1">20</text:span>.<text:span text:style-name="T2">01</text:span>.201<text:span text:style-name="T2">8</text:span></text:p>
      <text:p text:style-name="P2"/>
      <text:h text:style-name="P90" text:outline-level="1">Loogikafunktsiooni leidmine</text:h>
      <text:p text:style-name="P97"><text:span text:style-name="T4">Martiklinumber: </text:span>174655IDDR, 1-de piirkond: <text:s/>['1', '2', '3', '6', '9', '10'], määramatuspiirkond: <text:s/>['4', '8', '12', '15'], 0-ide piirkond: <text:s/>['0', '5', '7', '11', '13', '14']</text:p>
      <text:p text:style-name="P97"><draw:frame draw:style-name="fr1" draw:name="Object21" text:anchor-type="as-char" svg:width="11.045cm" svg:height="0.586cm" draw:z-index="37"><draw:object xlink:href="./Object 21" xlink:type="simple" xlink:show="embed" xlink:actuate="onLoad"/><draw:image xlink:href="./ObjectReplacements/Object 21" xlink:type="simple" xlink:show="embed" xlink:actuate="onLoad"/></draw:frame></text:p>
      <text:h text:style-name="P89" text:outline-level="1"><text:bookmark-start text:name="__RefNumPara__1535_1210650003"/>Kirjutada välja oma matriklinumbrist leitud osaliselt määratud 4-muutuja loogikafunktsiooni tõeväärtustabel.<text:bookmark-end text:name="__RefNumPara__1535_1210650003"/></text:h>
      <table:table table:name="Tõeväärtustabel" table:style-name="Tõeväärtustabel">
        <table:table-column table:style-name="Tõeväärtustabel.A"/>
        <table:table-column table:style-name="Tõeväärtustabel.B"/>
        <table:table-column table:style-name="Tõeväärtustabel.C"/>
        <table:table-column table:style-name="Tõeväärtustabel.D"/>
        <table:table-column table:style-name="Tõeväärtustabel.E"/>
        <table:table-column table:style-name="Tõeväärtustabel.F"/>
        <table:table-row>
          <table:table-cell table:style-name="Tõeväärtustabel.A1" office:value-type="string">
            <text:p text:style-name="P5">X1</text:p>
          </table:table-cell>
          <table:table-cell table:style-name="Tõeväärtustabel.A1" office:value-type="string">
            <text:p text:style-name="P5">X2</text:p>
          </table:table-cell>
          <table:table-cell table:style-name="Tõeväärtustabel.A1" office:value-type="string">
            <text:p text:style-name="P5">X3</text:p>
          </table:table-cell>
          <table:table-cell table:style-name="Tõeväärtustabel.A1" office:value-type="string">
            <text:p text:style-name="P5">X4</text:p>
          </table:table-cell>
          <table:table-cell table:style-name="Tõeväärtustabel.A1" office:value-type="string">
            <text:p text:style-name="P10">n</text:p>
          </table:table-cell>
          <table:table-cell table:style-name="Tõeväärtustabel.F1" office:value-type="string">
            <text:p text:style-name="P66">F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0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2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3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4</text:p>
          </table:table-cell>
          <table:table-cell table:style-name="Tõeväärtustabel.F2" office:value-type="string">
            <text:p text:style-name="P70">-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5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6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7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8</text:p>
          </table:table-cell>
          <table:table-cell table:style-name="Tõeväärtustabel.F2" office:value-type="string">
            <text:p text:style-name="P70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9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0</text:p>
          </table:table-cell>
          <table:table-cell table:style-name="Tõeväärtustabel.F2" office:value-type="string">
            <text:p text:style-name="P68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1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2</text:p>
          </table:table-cell>
          <table:table-cell table:style-name="Tõeväärtustabel.F2" office:value-type="string">
            <text:p text:style-name="P70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3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4</text:p>
          </table:table-cell>
          <table:table-cell table:style-name="Tõeväärtustabel.F2" office:value-type="string">
            <text:p text:style-name="P68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5</text:p>
          </table:table-cell>
          <table:table-cell table:style-name="Tõeväärtustabel.F2" office:value-type="string">
            <text:p text:style-name="P70">-</text:p>
          </table:table-cell>
        </table:table-row>
      </table:table>
      <text:p text:style-name="P96"/>
      <text:h text:style-name="Heading_20_1" text:outline-level="1"><text:soft-page-break/>Leida MDNK (minimaalne DNK) ja MKNK (minimaalne KNK), mis sobiksid matriklinumbrist leitud osaliselt määratud 4-muutuja funktsiooni esitamiseks</text:h>
      <text:h text:style-name="Heading_20_2" text:outline-level="2">MDNK Karnaugh' kaardiga</text:h>
      <text:p text:style-name="Normal"><draw:frame draw:style-name="fr1" draw:name="Object23" text:anchor-type="as-char" svg:width="7.521cm" svg:height="0.58cm" draw:z-index="3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able:table table:name="MDNK_Karnaugh'_kaart" table:style-name="MDNK_5f_Karnaugh_27__5f_kaart">
        <table:table-column table:style-name="MDNK_5f_Karnaugh_27__5f_kaart.A" table:number-columns-repeated="5"/>
        <table:table-row table:style-name="MDNK_5f_Karnaugh_27__5f_kaart.1">
          <table:table-cell table:style-name="MDNK_5f_Karnaugh_27__5f_kaart.A1" office:value-type="string">
            <text:p text:style-name="P12">x3 x4</text:p>
            <text:p text:style-name="Text_20_body">x1 x2</text:p>
          </table:table-cell>
          <table:table-cell table:style-name="MDNK_5f_Karnaugh_27__5f_kaart.A1" office:value-type="string">
            <text:p text:style-name="P13">00</text:p>
          </table:table-cell>
          <table:table-cell table:style-name="MDNK_5f_Karnaugh_27__5f_kaart.A1" office:value-type="string">
            <text:p text:style-name="P13">01</text:p>
          </table:table-cell>
          <table:table-cell table:style-name="MDNK_5f_Karnaugh_27__5f_kaart.A1" office:value-type="string">
            <text:p text:style-name="P13">11</text:p>
          </table:table-cell>
          <table:table-cell table:style-name="MDNK_5f_Karnaugh_27__5f_kaart.E1" office:value-type="string">
            <text:p text:style-name="P13">10</text:p>
          </table:table-cell>
        </table:table-row>
        <table:table-row>
          <table:table-cell table:style-name="MDNK_5f_Karnaugh_27__5f_kaart.A2" office:value-type="string">
            <text:p text:style-name="P13">0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C2" office:value-type="string">
            <text:p text:style-name="P84">1</text:p>
          </table:table-cell>
          <table:table-cell table:style-name="MDNK_5f_Karnaugh_27__5f_kaart.A2" office:value-type="string">
            <text:p text:style-name="P84">1</text:p>
          </table:table-cell>
          <table:table-cell table:style-name="MDNK_5f_Karnaugh_27__5f_kaart.E2" office:value-type="string">
            <text:p text:style-name="P82">1</text:p>
          </table:table-cell>
        </table:table-row>
        <table:table-row>
          <table:table-cell table:style-name="MDNK_5f_Karnaugh_27__5f_kaart.A2" office:value-type="string">
            <text:p text:style-name="P13">0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E2" office:value-type="string">
            <text:p text:style-name="P13">1</text:p>
          </table:table-cell>
        </table:table-row>
        <table:table-row>
          <table:table-cell table:style-name="MDNK_5f_Karnaugh_27__5f_kaart.A2" office:value-type="string">
            <text:p text:style-name="P13">1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6">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E5" office:value-type="string">
            <text:p text:style-name="P16">0</text:p>
          </table:table-cell>
        </table:table-row>
        <table:table-row>
          <table:table-cell table:style-name="MDNK_5f_Karnaugh_27__5f_kaart.A2" office:value-type="string">
            <text:p text:style-name="P13">1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C2" office:value-type="string">
            <text:p text:style-name="P14">1</text:p>
          </table:table-cell>
          <table:table-cell table:style-name="MDNK_5f_Karnaugh_27__5f_kaart.A2" office:value-type="string">
            <text:p text:style-name="P15">0</text:p>
          </table:table-cell>
          <table:table-cell table:style-name="MDNK_5f_Karnaugh_27__5f_kaart.E5" office:value-type="string">
            <text:p text:style-name="P81">1</text:p>
          </table:table-cell>
        </table:table-row>
      </table:table>
      <text:p text:style-name="Normal"/>
      <text:p text:style-name="P113"><text:span text:style-name="T10">orantz:</text:span> <draw:frame draw:style-name="fr1" draw:name="Object38" text:anchor-type="as-char" svg:width="1.379cm" svg:height="0.432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Text_20_body"><text:span text:style-name="T11">Sinine:</text:span> <draw:frame draw:style-name="fr1" draw:name="Object37" text:anchor-type="as-char" svg:width="1.383cm" svg:height="0.432cm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3"><text:span text:style-name="T13">roheline:</text:span> <draw:frame draw:style-name="fr1" draw:name="Object40" text:anchor-type="as-char" svg:width="1.379cm" svg:height="0.432cm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12"><text:span text:style-name="T12">kollane:</text:span><draw:frame draw:style-name="fr1" draw:name="Object39" text:anchor-type="as-char" svg:width="1.381cm" svg:height="0.432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Normal"><draw:frame draw:style-name="fr1" draw:name="Object36" text:anchor-type="as-char" svg:width="8.46cm" svg:height="0.526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Normal"/>
      <text:p text:style-name="P128"/>
      <text:h text:style-name="Heading_20_2" text:outline-level="2">MKNK McCluskey' meetodiga.</text:h>
      <text:p text:style-name="Normal"><draw:frame draw:style-name="fr1" draw:name="Object22" text:anchor-type="as-char" svg:width="7.788cm" svg:height="0.579cm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P91" text:outline-level="3">kleepimistabe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7">index</text:p>
          </table:table-cell>
          <table:table-cell table:style-name="Table2.A1" office:value-type="string">
            <text:p text:style-name="P17">Laiend. <text:span text:style-name="T20">0</text:span>de pk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34">Kn.</text:p>
          </table:table-cell>
          <table:table-cell table:style-name="Table2.A1" office:value-type="string">
            <text:p text:style-name="P17">2-sed interv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41">Kn.</text:p>
          </table:table-cell>
          <table:table-cell table:style-name="Table2.A1" office:value-type="string">
            <text:p text:style-name="P17">4-sed interv.</text:p>
          </table:table-cell>
          <table:table-cell table:style-name="Table2.I1" office:value-type="string">
            <text:p text:style-name="P17">K?</text:p>
          </table:table-cell>
        </table:table-row>
        <table:table-row>
          <table:table-cell table:style-name="Table2.A2" table:number-rows-spanned="2" office:value-type="string">
            <text:p text:style-name="P18">0</text:p>
          </table:table-cell>
          <table:table-cell table:style-name="Table2.A2" table:number-rows-spanned="2" office:value-type="string">
            <text:p text:style-name="P21">0000(0)</text:p>
          </table:table-cell>
          <table:table-cell table:style-name="Table2.A2" table:number-rows-spanned="2" office:value-type="string">
            <text:p text:style-name="P24">K</text:p>
          </table:table-cell>
          <table:table-cell table:style-name="Table2.A2" table:number-rows-spanned="2" office:value-type="string">
            <text:p text:style-name="P33">0,4</text:p>
            <text:p text:style-name="P33">0,8</text:p>
          </table:table-cell>
          <table:table-cell table:style-name="Table2.A2" table:number-rows-spanned="2" office:value-type="string">
            <text:p text:style-name="P24">0-00</text:p>
            <text:p text:style-name="P25">-<text:span text:style-name="T21">000</text:span></text:p>
          </table:table-cell>
          <table:table-cell table:style-name="Table2.A2" office:value-type="string">
            <text:p text:style-name="P42">K</text:p>
          </table:table-cell>
          <table:table-cell table:style-name="Table2.A2" table:number-rows-spanned="2" office:value-type="string">
            <text:p text:style-name="P76">0,4,8,12</text:p>
            <text:p text:style-name="P42"/>
          </table:table-cell>
          <table:table-cell table:style-name="Table2.A2" table:number-rows-spanned="2" office:value-type="string">
            <text:p text:style-name="P74">- - <text:span text:style-name="T24">0 0</text:span></text:p>
            <text:p text:style-name="P9"/>
          </table:table-cell>
          <table:table-cell table:style-name="Table2.I2" table:number-rows-spanned="2" office:value-type="string">
            <text:p text:style-name="P71">A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8">1</text:p>
          </table:table-cell>
          <table:table-cell table:style-name="Table2.A2" office:value-type="string">
            <text:p text:style-name="P21">0100(4)*</text:p>
          </table:table-cell>
          <table:table-cell table:style-name="Table2.A2" office:value-type="string">
            <text:p text:style-name="P24">K</text:p>
          </table:table-cell>
          <table:table-cell table:style-name="Table2.A2" table:number-rows-spanned="3" office:value-type="string">
            <text:p text:style-name="P35">4,5</text:p>
            <text:p text:style-name="P35">4,12</text:p>
            <text:p text:style-name="P35">8,12</text:p>
          </table:table-cell>
          <table:table-cell table:style-name="Table2.A2" table:number-rows-spanned="3" office:value-type="string">
            <text:p text:style-name="P28">010-</text:p>
            <text:p text:style-name="P29">-100</text:p>
            <text:p text:style-name="P31">1-00</text:p>
          </table:table-cell>
          <table:table-cell table:style-name="Table2.A2" office:value-type="string">
            <text:p text:style-name="P44">K</text:p>
          </table:table-cell>
          <table:table-cell table:style-name="Table2.A2" table:number-rows-spanned="3" office:value-type="string">
            <text:p text:style-name="P83">4,5,12,13</text:p>
          </table:table-cell>
          <table:table-cell table:style-name="Table2.A2" table:number-rows-spanned="3" office:value-type="string">
            <text:p text:style-name="P85">- 1 0 -</text:p>
          </table:table-cell>
          <table:table-cell table:style-name="Table2.I2" office:value-type="string">
            <text:p text:style-name="P71">A2</text:p>
          </table:table-cell>
        </table:table-row>
        <table:table-row>
          <table:covered-table-cell/>
          <table:table-cell table:style-name="Table2.A2" table:number-rows-spanned="2" office:value-type="string">
            <text:p text:style-name="P21">1000(8)*</text:p>
          </table:table-cell>
          <table:table-cell table:style-name="Table2.A2" table:number-rows-spanned="2" office:value-type="string">
            <text:p text:style-name="P26">K</text:p>
          </table:table-cell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table-cell table:style-name="Table2.I2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2</text:p>
          </table:table-cell>
          <table:table-cell table:style-name="Table2.A2" office:value-type="string">
            <text:p text:style-name="P22">0101(5)</text:p>
          </table:table-cell>
          <table:table-cell table:style-name="Table2.A2" office:value-type="string">
            <text:p text:style-name="P27">K</text:p>
          </table:table-cell>
          <table:table-cell table:style-name="Table2.A2" table:number-rows-spanned="4" office:value-type="string">
            <text:p text:style-name="P36">5,7</text:p>
            <text:p text:style-name="P37">5,13</text:p>
            <text:p text:style-name="P38">12,13</text:p>
            <text:p text:style-name="P36">12,14</text:p>
          </table:table-cell>
          <table:table-cell table:style-name="Table2.A2" table:number-rows-spanned="4" office:value-type="string">
            <text:p text:style-name="P32">01-1</text:p>
            <text:p text:style-name="P32">-<text:span text:style-name="T22">101</text:span></text:p>
            <text:p text:style-name="P38">110-</text:p>
            <text:p text:style-name="P32">11-0</text:p>
          </table:table-cell>
          <table:table-cell table:style-name="Table2.A2" office:value-type="string">
            <text:p text:style-name="P47">K</text:p>
          </table:table-cell>
          <table:table-cell table:style-name="Table2.A2" table:number-rows-spanned="4" office:value-type="string">
            <text:p text:style-name="P75">5,7,13,15</text:p>
            <text:p text:style-name="P73">12,13,14,15</text:p>
            <text:p text:style-name="P48"/>
            <text:p text:style-name="P48"/>
            <text:p text:style-name="P48"/>
          </table:table-cell>
          <table:table-cell table:style-name="Table2.A2" table:number-rows-spanned="4" office:value-type="string">
            <text:p text:style-name="P74">- <text:span text:style-name="T25">1 – 1</text:span></text:p>
            <text:p text:style-name="P73">1 1 - -</text:p>
            <text:p text:style-name="P48"/>
            <text:p text:style-name="P48"/>
            <text:p text:style-name="P48"/>
          </table:table-cell>
          <table:table-cell table:style-name="Table2.I2" office:value-type="string">
            <text:p text:style-name="P71">A3</text:p>
          </table:table-cell>
        </table:table-row>
        <table:table-row>
          <table:covered-table-cell/>
          <table:table-cell table:style-name="Table2.A2" table:number-rows-spanned="3" office:value-type="string">
            <text:p text:style-name="P22">1100(12)*</text:p>
          </table:table-cell>
          <table:table-cell table:style-name="Table2.A2" table:number-rows-spanned="3" office:value-type="string">
            <text:p text:style-name="P30">K</text:p>
          </table:table-cell>
          <table:covered-table-cell/>
          <table:covered-table-cell/>
          <table:table-cell table:style-name="Table2.A2" office:value-type="string">
            <text:p text:style-name="P46">K</text:p>
          </table:table-cell>
          <table:covered-table-cell/>
          <table:covered-table-cell/>
          <table:table-cell table:style-name="Table2.I2" table:number-rows-spanned="3" office:value-type="string">
            <text:p text:style-name="P71">A4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5">K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9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3</text:p>
          </table:table-cell>
          <table:table-cell table:style-name="Table2.A2" office:value-type="string">
            <text:p text:style-name="P23">0111(7)</text:p>
          </table:table-cell>
          <table:table-cell table:style-name="Table2.A2" office:value-type="string">
            <text:p text:style-name="P37">K</text:p>
          </table:table-cell>
          <table:table-cell table:style-name="Table2.A2" table:number-rows-spanned="4" office:value-type="string">
            <text:p text:style-name="P40">7,15</text:p>
            <text:p text:style-name="P72">11,15</text:p>
            <text:p text:style-name="P40">13,15</text:p>
            <text:p text:style-name="P40">14,15</text:p>
          </table:table-cell>
          <table:table-cell table:style-name="Table2.A2" table:number-rows-spanned="4" office:value-type="string">
            <text:p text:style-name="P9">-<text:span text:style-name="T23">111</text:span></text:p>
            <text:p text:style-name="P72">1-11</text:p>
            <text:p text:style-name="P40">11-1</text:p>
            <text:p text:style-name="P40">111-</text:p>
          </table:table-cell>
          <table:table-cell table:style-name="Table2.A2" office:value-type="string">
            <text:p text:style-name="P51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011(11)</text:p>
          </table:table-cell>
          <table:table-cell table:style-name="Table2.A2" office:value-type="string">
            <text:p text:style-name="P39">K</text:p>
          </table:table-cell>
          <table:covered-table-cell/>
          <table:covered-table-cell/>
          <table:table-cell table:style-name="Table2.A2" office:value-type="string">
            <text:p text:style-name="P71">A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01(13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47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10(14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5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2">1111(15)*</text:p>
          </table:table-cell>
          <table:table-cell table:style-name="Table2.A2" office:value-type="string">
            <text:p text:style-name="P4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</table:table>
      <text:p text:style-name="P120"/>
      <text:p text:style-name="P129"/>
      <text:h text:style-name="Heading_20_3" text:outline-level="3">Katmistabe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3"/>
        <table:table-column table:style-name="Table3.D"/>
        <table:table-column table:style-name="Table3.C" table:number-columns-repeated="3"/>
        <table:table-row>
          <table:table-cell table:style-name="Table3.A1" office:value-type="string">
            <text:p text:style-name="P52">Lihtimpl.0de pk.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52">4*</text:p>
          </table:table-cell>
          <table:table-cell table:style-name="Table3.A1" office:value-type="string">
            <text:p text:style-name="P52">5</text:p>
          </table:table-cell>
          <table:table-cell table:style-name="Table3.A1" office:value-type="string">
            <text:p text:style-name="P52">7</text:p>
          </table:table-cell>
          <table:table-cell table:style-name="Table3.A1" office:value-type="string">
            <text:p text:style-name="P52">8*</text:p>
          </table:table-cell>
          <table:table-cell table:style-name="Table3.A1" office:value-type="string">
            <text:p text:style-name="P52">11</text:p>
          </table:table-cell>
          <table:table-cell table:style-name="Table3.A1" office:value-type="string">
            <text:p text:style-name="P52">12*</text:p>
          </table:table-cell>
          <table:table-cell table:style-name="Table3.A1" office:value-type="string">
            <text:p text:style-name="P52">13</text:p>
          </table:table-cell>
          <table:table-cell table:style-name="Table3.A1" office:value-type="string">
            <text:p text:style-name="P52">14</text:p>
          </table:table-cell>
          <table:table-cell table:style-name="Table3.K1" office:value-type="string">
            <text:p text:style-name="P52">15*</text:p>
          </table:table-cell>
        </table:table-row>
        <table:table-row>
          <table:table-cell table:style-name="Table3.A2" office:value-type="string">
            <text:p text:style-name="P77">A1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K2" office:value-type="string">
            <text:p text:style-name="P74"/>
          </table:table-cell>
        </table:table-row>
        <table:table-row>
          <table:table-cell table:style-name="Table3.A2" office:value-type="string">
            <text:p text:style-name="P53">A2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9"/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54">0</text:p>
          </table:table-cell>
          <table:table-cell table:style-name="Table3.A2" office:value-type="string">
            <text:p text:style-name="P9"/>
          </table:table-cell>
          <table:table-cell table:style-name="Table3.K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77">A3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4"/>
          </table:table-cell>
          <table:table-cell table:style-name="Table3.K2" office:value-type="string">
            <text:p text:style-name="P78">0</text:p>
          </table:table-cell>
        </table:table-row>
        <table:table-row>
          <table:table-cell table:style-name="Table3.A2" office:value-type="string">
            <text:p text:style-name="P77">A4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0</text:p>
          </table:table-cell>
          <table:table-cell table:style-name="Table3.K2" office:value-type="string">
            <text:p text:style-name="P78">0</text:p>
          </table:table-cell>
        </table:table-row>
        <table:table-row>
          <table:table-cell table:style-name="Table3.A2" office:value-type="string">
            <text:p text:style-name="P77">A5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A2" office:value-type="string">
            <text:p text:style-name="P74"/>
          </table:table-cell>
          <table:table-cell table:style-name="Table3.K2" office:value-type="string">
            <text:p text:style-name="P80">0</text:p>
          </table:table-cell>
        </table:table-row>
      </table:table>
      <text:p text:style-name="Normal"/>
      <text:p text:style-name="P121"><text:span text:style-name="T26">MKNK</text:span> on nelja liikmeline <draw:frame draw:style-name="fr1" draw:name="Object24" text:anchor-type="as-char" svg:width="4.172cm" svg:height="0.385cm" draw:z-index="40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55"><draw:frame draw:style-name="fr1" draw:name="Object25" text:anchor-type="as-char" svg:width="1.782cm" svg:height="0.432cm" draw:z-index="4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C1" office:value-type="string">
            <text:p text:style-name="P56">MKNK <text:span text:style-name="T27">liikmed</text:span></text:p>
          </table:table-cell>
        </table:table-row>
        <table:table-row>
          <table:table-cell table:style-name="Table4.A2" office:value-type="string">
            <text:p text:style-name="P57">A1</text:p>
          </table:table-cell>
          <table:table-cell table:style-name="Table4.A2" office:value-type="string">
            <text:p text:style-name="P9">- - <text:span text:style-name="T28">0 0</text:span></text:p>
          </table:table-cell>
          <table:table-cell table:style-name="Table4.C2" office:value-type="string">
            <text:p text:style-name="P9"><draw:frame draw:style-name="fr1" draw:name="Object26" text:anchor-type="as-char" svg:width="1.289cm" svg:height="0.432cm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A3</text:p>
          </table:table-cell>
          <table:table-cell table:style-name="Table4.A2" office:value-type="string">
            <text:p text:style-name="P9">- <text:span text:style-name="T29">1 - 1</text:span></text:p>
          </table:table-cell>
          <table:table-cell table:style-name="Table4.C2" office:value-type="string">
            <text:p text:style-name="P9"><draw:frame draw:style-name="fr1" draw:name="Object27" text:anchor-type="as-char" svg:width="1.289cm" svg:height="0.432cm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A4</text:p>
          </table:table-cell>
          <table:table-cell table:style-name="Table4.A2" office:value-type="string">
            <text:p text:style-name="P58">1 1 - -</text:p>
          </table:table-cell>
          <table:table-cell table:style-name="Table4.C2" office:value-type="string">
            <text:p text:style-name="P9"><draw:frame draw:style-name="fr1" draw:name="Object28" text:anchor-type="as-char" svg:width="1.274cm" svg:height="0.432cm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7">A5</text:p>
          </table:table-cell>
          <table:table-cell table:style-name="Table4.A2" office:value-type="string">
            <text:p text:style-name="P59">1 – 1 1</text:p>
          </table:table-cell>
          <table:table-cell table:style-name="Table4.C2" office:value-type="string">
            <text:p text:style-name="P9"><draw:frame draw:style-name="fr1" draw:name="Object29" text:anchor-type="as-char" svg:width="1.692cm" svg:height="0.432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</table:table>
      <text:p text:style-name="P121"/>
      <text:p text:style-name="P121"><draw:frame draw:style-name="fr1" draw:name="Object31" text:anchor-type="as-char" svg:width="6.817cm" svg:height="0.526cm" draw:z-index="46"><draw:object xlink:href="./Object 31" xlink:type="simple" xlink:show="embed" xlink:actuate="onLoad"/><draw:image xlink:href="./ObjectReplacements/Object 31" xlink:type="simple" xlink:show="embed" xlink:actuate="onLoad"/></draw:frame></text:p>
      <text:h text:style-name="P89" text:outline-level="1">Kirjutada oma funktsiooni 1-de piirkonnast välja täielik DNK (TDNK) (ignoreerides määramatuspiirkonda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X1</text:p>
          </table:table-cell>
          <table:table-cell table:style-name="Table1.A1" office:value-type="string">
            <text:p text:style-name="P6">X2</text:p>
          </table:table-cell>
          <table:table-cell table:style-name="Table1.A1" office:value-type="string">
            <text:p text:style-name="P6">X3</text:p>
          </table:table-cell>
          <table:table-cell table:style-name="Table1.A1" office:value-type="string">
            <text:p text:style-name="P6">X4</text:p>
          </table:table-cell>
          <table:table-cell table:style-name="Table1.A1" office:value-type="string">
            <text:p text:style-name="P11">n</text:p>
          </table:table-cell>
          <table:table-cell table:style-name="Table1.F1" office:value-type="string">
            <text:p text:style-name="P67">F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1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3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6</text:p>
          </table:table-cell>
          <table:table-cell table:style-name="Table1.F2" office:value-type="string">
            <text:p text:style-name="P69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9</text:p>
          </table:table-cell>
          <table:table-cell table:style-name="Table1.F2" office:value-type="string">
            <text:p text:style-name="P69">1</text:p>
          </table:table-cell>
        </table:table-row>
        <text:soft-page-break/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10</text:p>
          </table:table-cell>
          <table:table-cell table:style-name="Table1.F2" office:value-type="string">
            <text:p text:style-name="P69">1</text:p>
          </table:table-cell>
        </table:table-row>
      </table:table>
      <text:p text:style-name="P98"><draw:frame draw:style-name="fr1" draw:name="Object1" text:anchor-type="as-char" svg:width="13.94cm" svg:height="0.52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8" text:outline-level="1">Lihtsustada loogikaalgebra põhiseoste abil eelnevalt leitud täielikku DNK-d lihtsaima DNK-ni, milleks see TDNK lihtsustub.</text:h>
      <text:p text:style-name="P96"><draw:frame draw:style-name="fr1" draw:name="Object2" text:anchor-type="as-char" svg:width="14.61cm" svg:height="0.5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9">toon teises ja kolmandas liikmes <draw:frame draw:style-name="fr1" draw:name="Object3" text:anchor-type="as-char" svg:width="1.365cm" svg:height="0.432cm" draw:z-index="2"><draw:object xlink:href="./Object 3" xlink:type="simple" xlink:show="embed" xlink:actuate="onLoad"/><draw:image xlink:href="./ObjectReplacements/Object 3" xlink:type="simple" xlink:show="embed" xlink:actuate="onLoad"/></draw:frame><text:s/>sulgude ette</text:p>
      <text:p text:style-name="P99"><draw:frame draw:style-name="fr1" draw:name="Object4" text:anchor-type="as-char" svg:width="11.938cm" svg:height="0.5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0">sulgudes on üks kuna <draw:frame draw:style-name="fr1" draw:name="Object5" text:anchor-type="as-char" svg:width="1.582cm" svg:height="0.385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Selle võib välja jätta kuna </text:span><draw:frame draw:style-name="fr1" draw:name="Object7" text:anchor-type="as-char" svg:width="1.365cm" svg:height="0.38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00"><draw:frame draw:style-name="fr1" draw:name="Object6" text:anchor-type="as-char" svg:width="10.499cm" svg:height="0.43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1">toon esimeses ja teises liikmes <draw:frame draw:style-name="fr1" draw:name="Object9" text:anchor-type="as-char" svg:width="0.961cm" svg:height="0.432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sulgude ette</text:p>
      <text:p text:style-name="P101"><draw:frame draw:style-name="fr1" draw:name="Object10" text:anchor-type="as-char" svg:width="9.989cm" svg:height="0.526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/></text:p>
      <text:p text:style-name="P101"><text:span text:style-name="T6">kuna</text:span><draw:frame draw:style-name="fr1" draw:name="Object11" text:anchor-type="as-char" svg:width="2.565cm" svg:height="0.385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6">toimub neeldumine </text:span><text:span text:style-name="T6"><draw:frame draw:style-name="fr1" draw:name="Object12" text:anchor-type="as-char" svg:width="3.14cm" svg:height="0.432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1"><draw:frame draw:style-name="fr1" draw:name="Object13" text:anchor-type="as-char" svg:width="9.583cm" svg:height="0.526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6">avan sulud</text:p>
      <text:p text:style-name="P106"><draw:frame draw:style-name="fr1" draw:name="Object14" text:anchor-type="as-char" svg:width="10.095cm" svg:height="0.43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7">toon <text:span text:style-name="T9">teises</text:span> ja <text:span text:style-name="T9">neljandas </text:span>liikmes <draw:frame draw:style-name="fr1" draw:name="Object15" text:anchor-type="as-char" svg:width="0.977cm" svg:height="0.432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sulgude ette</text:span></text:p>
      <text:p text:style-name="P107"><draw:frame draw:style-name="fr1" draw:name="Object16" text:anchor-type="as-char" svg:width="9.567cm" svg:height="0.526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2"><text:span text:style-name="T6">kuna</text:span><draw:frame draw:style-name="fr1" draw:name="Object17" text:anchor-type="as-char" svg:width="2.535cm" svg:height="0.385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toimub neeldumine </text:span><text:span text:style-name="T6"><draw:frame draw:style-name="fr1" draw:name="Object18" text:anchor-type="as-char" svg:width="3.104cm" svg:height="0.43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3"><draw:frame draw:style-name="fr1" draw:name="Object19" text:anchor-type="as-char" svg:width="9.167cm" svg:height="0.526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8">avan sulud</text:p>
      <text:p text:style-name="P109"><draw:frame draw:style-name="fr1" draw:name="Object20" text:anchor-type="as-char" svg:width="9.693cm" svg:height="0.432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7"><text:s/></text:span><text:span text:style-name="T14">(siiani okei)</text:span></text:p>
      <text:p text:style-name="P110">toon <text:span text:style-name="T17">esimeses</text:span> ja <text:span text:style-name="T17">viiendas</text:span> liikmes <draw:frame draw:style-name="fr1" draw:name="Object41" text:anchor-type="as-char" svg:width="0.965cm" svg:height="0.432cm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sulgude ette</text:p>
      <text:p text:style-name="P110"><draw:frame draw:style-name="fr1" draw:name="Object42" text:anchor-type="as-char" svg:width="9.179cm" svg:height="0.526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4"><text:span text:style-name="T6">kuna</text:span><draw:frame draw:style-name="fr1" draw:name="Object43" text:anchor-type="as-char" svg:width="2.535cm" svg:height="0.385cm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toimub neeldumine </text:span><text:span text:style-name="T6"><draw:frame draw:style-name="fr1" draw:name="Object44" text:anchor-type="as-char" svg:width="3.129cm" svg:height="0.432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04"><draw:frame draw:style-name="fr1" draw:name="Object45" text:anchor-type="as-char" svg:width="8.779cm" svg:height="0.526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14">avan sulud</text:p>
      <text:p text:style-name="P114"><draw:frame draw:style-name="fr1" draw:name="Object46" text:anchor-type="as-char" svg:width="9.292cm" svg:height="0.432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11"><text:soft-page-break/>toon <text:span text:style-name="T18">kolmandas</text:span> ja <text:span text:style-name="T18">neljandas</text:span> liikmes <draw:frame draw:style-name="fr1" draw:name="Object8" text:anchor-type="as-char" svg:width="0.963cm" svg:height="0.432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sulgude ette</text:p>
      <text:p text:style-name="P111"><draw:frame draw:style-name="fr1" draw:name="Object47" text:anchor-type="as-char" svg:width="8.781cm" svg:height="0.526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05"><text:span text:style-name="T6">kuna</text:span><draw:frame draw:style-name="fr1" draw:name="Object48" text:anchor-type="as-char" svg:width="2.535cm" svg:height="0.385cm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6">toimub neeldumine </text:span><text:span text:style-name="T6"><draw:frame draw:style-name="fr1" draw:name="Object49" text:anchor-type="as-char" svg:width="3.134cm" svg:height="0.432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05"><draw:frame draw:style-name="fr1" draw:name="Object50" text:anchor-type="as-char" svg:width="8.378cm" svg:height="0.526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5">avan sulud</text:p>
      <text:p text:style-name="P116"><draw:frame draw:style-name="fr1" draw:name="Object51" text:anchor-type="as-char" svg:width="8.89cm" svg:height="0.432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4">(siiani </text:span><text:span text:style-name="T15">võiks ka ok olla, </text:span><text:span text:style-name="T16">kolmas</text:span><text:span text:style-name="T15"> liige on üle</text:span><text:span text:style-name="T14">)</text:span></text:p>
      <text:p text:style-name="P117">toon esimesest ja kolmandast liikmest <draw:frame draw:style-name="fr1" draw:name="Object52" text:anchor-type="as-char" svg:width="0.961cm" svg:height="0.432cm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sulgude ette ???</text:p>
      <text:p text:style-name="P117"/>
      <text:h text:style-name="P86" text:outline-level="2"><text:s/>Võrrelda lihtsustamisel saadud DNK-d eelnevalt (punktis 3) leitud MDNK-ga: </text:h>
      <text:h text:style-name="Heading_20_3" text:outline-level="3">kas nad on võrdsed? </text:h>
      <text:p text:style-name="P118">Lihtsustamisel saadud DNK peaks olema võrdne eelnevalt leitud MDNK’ga kuna eelnevalt leitud MDNK Karnaugh kaardi gruppides ei kasutatud määramatuspiirkonda.</text:p>
      <text:h text:style-name="Heading_20_3" text:outline-level="3">kui nad pole võrdsed, siis kumb nendest on väiksema keerukusega (ehk lihtsam) avaldis ja miks?</text:h>
      <text:p text:style-name="P119"><text:span text:style-name="T30">Erinevuse korral on </text:span>Karnaugh kaardiga leitud avaldis väiksema keerukusega, kuna nõutud tulemus saavutatakse määramatuspiirkonda kaasates <text:span text:style-name="T19">mis võimaldab Karnaugh kaardil luua suuremad grupid mis omakorda tähendab lihtsamat avaldist.</text:span></text:p>
      <text:h text:style-name="Heading_20_1" text:outline-level="1">Leida ja näidata, milleks (0 või 1) väärtustuvad (punktis 3) leitud MDNK ja MKNK määramatuspiirkonna kõikide argumentvektorite korral</text:h>
      <text:p text:style-name="P122">Määramatuspiirkonna argumentvektorid: 4, 8, 12, 15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<draw:frame draw:style-name="fr1" draw:name="Object32" text:anchor-type="as-char" svg:width="1.782cm" svg:height="0.432cm" draw:z-index="4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1" draw:name="Object33" text:anchor-type="as-char" svg:width="2.335cm" svg:height="0.526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1" draw:name="Object34" text:anchor-type="as-char" svg:width="1.73cm" svg:height="0.385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5.E1" office:value-type="string">
            <text:p text:style-name="P9"><draw:frame draw:style-name="fr1" draw:name="Object35" text:anchor-type="as-char" svg:width="1.707cm" svg:height="0.385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60">4</text:p>
          </table:table-cell>
          <table:table-cell table:style-name="Table5.A2" office:value-type="string">
            <text:p text:style-name="P61">0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2">0</text:p>
          </table:table-cell>
        </table:table-row>
        <table:table-row>
          <table:table-cell table:style-name="Table5.A2" office:value-type="string">
            <text:p text:style-name="P60">8</text:p>
          </table:table-cell>
          <table:table-cell table:style-name="Table5.A2" office:value-type="string">
            <text:p text:style-name="P61">10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3">0</text:p>
          </table:table-cell>
        </table:table-row>
        <table:table-row>
          <table:table-cell table:style-name="Table5.A2" office:value-type="string">
            <text:p text:style-name="P60">12</text:p>
          </table:table-cell>
          <table:table-cell table:style-name="Table5.A2" office:value-type="string">
            <text:p text:style-name="P61">1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3">0</text:p>
          </table:table-cell>
        </table:table-row>
        <table:table-row>
          <table:table-cell table:style-name="Table5.A2" office:value-type="string">
            <text:p text:style-name="P60">15</text:p>
          </table:table-cell>
          <table:table-cell table:style-name="Table5.A2" office:value-type="string">
            <text:p text:style-name="P61">1111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5">0</text:p>
          </table:table-cell>
          <table:table-cell table:style-name="Table5.E2" office:value-type="string">
            <text:p text:style-name="P64">0</text:p>
          </table:table-cell>
        </table:table-row>
      </table:table>
      <text:p text:style-name="P122"/>
      <text:h text:style-name="Heading_20_3" text:outline-level="3">MKNK arvutused</text:h>
      <text:p text:style-name="P124"><draw:frame draw:style-name="fr1" draw:name="Object30" text:anchor-type="as-char" svg:width="6.817cm" svg:height="0.526cm" draw:z-index="51"><draw:object xlink:href="./Object 30" xlink:type="simple" xlink:show="embed" xlink:actuate="onLoad"/><draw:image xlink:href="./ObjectReplacements/Object 30" xlink:type="simple" xlink:show="embed" xlink:actuate="onLoad"/></draw:frame></text:p>
      <text:p text:style-name="P125"><text:soft-page-break/><draw:frame draw:style-name="fr1" draw:name="Object57" text:anchor-type="as-char" svg:width="9.698cm" svg:height="0.508cm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25"><draw:frame draw:style-name="fr1" draw:name="Object53" text:anchor-type="as-char" svg:width="9.673cm" svg:height="0.508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23"><draw:frame draw:style-name="fr1" draw:name="Object54" text:anchor-type="as-char" svg:width="9.908cm" svg:height="0.508cm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3"><draw:frame draw:style-name="fr1" draw:name="Object55" text:anchor-type="as-char" svg:width="9.929cm" svg:height="0.508cm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h text:style-name="Heading_20_3" text:outline-level="3">MDNK arvutused</text:h>
      <text:p text:style-name="P126"><draw:frame draw:style-name="fr1" draw:name="Object56" text:anchor-type="as-char" svg:width="8.46cm" svg:height="0.526cm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6"><draw:frame draw:style-name="fr2" draw:name="Object58" text:anchor-type="as-char" svg:y="-0.042cm" svg:width="9.7cm" svg:height="0.50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text:line-break/><draw:frame draw:style-name="fr2" draw:name="Object59" text:anchor-type="as-char" svg:y="-0.042cm" svg:width="9.666cm" svg:height="0.508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text:line-break/><draw:frame draw:style-name="fr2" draw:name="Object60" text:anchor-type="as-char" svg:y="-0.042cm" svg:width="9.899cm" svg:height="0.508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text:line-break/><draw:frame draw:style-name="fr2" draw:name="Object61" text:anchor-type="as-char" svg:y="-0.042cm" svg:width="9.888cm" svg:height="0.508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26"/>
      <text:h text:style-name="Heading_20_2" text:outline-level="2">Otsustada (hinnata), kas leitud MDNK ja MKNK on teineteisega võrdsed või mitte.</text:h>
      <text:p text:style-name="P127"><text:span text:style-name="T31">Kuna määramatuspiirkonna argumentvektorid väärtustuvad MDNK ja MKNK korral ühtemoodi on MDNK ja MKNK võrdsed.</text:span></text:p>
      <text:h text:style-name="Heading_20_1" text:outline-level="1">Realiseerida (punktis 3) MDNK-na saadud loogikafunktsioon minimaalseima keerukusega loogikaskeemina, kasutades vabaltvalitud loogikaelemente <text:s text:c="2"/>AND <text:s text:c="2"/>OR <text:s text:c="2"/>ja <text:s text:c="2"/>NOT.</text:h>
      <text:p text:style-name="Normal"><draw:frame draw:style-name="fr1" draw:name="Object62" text:anchor-type="as-char" svg:width="8.46cm" svg:height="0.526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Normal"/>
      <text:h text:style-name="Heading_20_1" text:outline-level="1">Realiseerida (punktis 3) MKNK-na saadud loogikafunktsioon minimaalseima keerukusega loogikaskeemina elementidel <text:s text:c="2"/>AND OR <text:s text:c="2"/>NOT.</text:h>
      <text:p text:style-name="Normal"><draw:frame draw:style-name="fr1" draw:name="Object63" text:anchor-type="as-char" svg:width="6.817cm" svg:height="0.526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Normal"/>
      <text:h text:style-name="Heading_20_1" text:outline-level="1"><text:soft-page-break/>Realiseerida (punktis 3) MDNK-na saadud loogikafunktsioon lihtsaima loogikaskeemina kahe sisendiga loogikaelementidel (OR-NOT) .</text:h>
      <text:h text:style-name="Heading_20_1" text:outline-level="1">Realiseerida (punktis 3) MKNK-na saadud loogikafunktsioon lihtsaima loogikaskeemina kahe sisendiga loogikaelementidel (AND-NOT) .</text:h>
      <text:h text:style-name="Heading_20_1" text:outline-level="1">Modelleerida punktides 4, 7, 8, 9, 10 saadud tulemusi VHDL-is.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8.30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.76cm" fo:margin-right="0cm" fo:margin-top="0.423cm" fo:margin-bottom="1.27cm" loext:contextual-spacing="false" fo:line-height="150%" fo:text-align="start" style:justify-single-word="false" fo:keep-together="always" fo:hyphenation-ladder-count="no-limit" fo:text-indent="-0.76cm" style:auto-text-indent="false" style:page-number="auto" fo:break-before="auto" fo:break-after="auto" fo:keep-with-next="always" style:writing-mode="lr-tb">
        <style:tab-stops/>
      </style:paragraph-properties>
      <style:text-properties fo:font-size="16pt" fo:font-weight="normal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 style:master-page-name="">
      <loext:graphic-properties draw:fill="none" draw:fill-color="#4f81bd"/>
      <style:paragraph-properties fo:margin-top="0.071cm" fo:margin-bottom="0cm" loext:contextual-spacing="false" fo:keep-together="always" fo:hyphenation-ladder-count="no-limit" style:page-number="auto" fo:background-color="transparent" style:shadow="none" fo:keep-with-next="always" text:number-lines="true" text:line-number="0">
        <style:tab-stops/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text-align="center" style:justify-single-word="false" fo:hyphenation-ladder-count="no-limit"/>
      <style:text-properties fo:font-size="24pt" fo:letter-spacing="-0.018cm" fo:font-weight="bold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size="10pt" style:font-size-asian="10pt" style:font-size-complex="9pt" style:font-style-complex="italic" fo:hyphenate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llustration" style:family="paragraph" style:parent-style-name="Caption" style:class="extra"/>
    <style:style style:name="Jooni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2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7</text:page-number></text:p>
      </style:footer>
    </style:master-page>
    <style:master-page style:name="MPF0" style:page-layout-name="Mpm3" style:next-style-name="MP0">
      <style:footer>
        <text:p text:style-name="MP2">Tallinn 201<text:span text:style-name="MT1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Priit R</meta:initial-creator>
    <meta:creation-date>2013-10-14T15:17:00Z</meta:creation-date>
    <dc:date>2018-01-20T04:56:23.844835064</dc:date>
    <meta:print-date>2013-10-14T15:17:00Z</meta:print-date>
    <meta:editing-cycles>284</meta:editing-cycles>
    <meta:editing-duration>PT10H27M33S</meta:editing-duration>
    <meta:document-statistic meta:table-count="7" meta:image-count="0" meta:object-count="63" meta:page-count="9" meta:paragraph-count="411" meta:word-count="749" meta:character-count="3787" meta:non-whitespace-character-count="3397"/>
    <meta:template xlink:type="simple" xlink:actuate="onRequest" xlink:title="" xlink:href="../../../../../../../media/vabav6rk/document/kool/Ülikool/digiloogika/vormistamine.odt/Normal.dotm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</annotation>
  </semantics>
</math>
</file>

<file path=Object 1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over accent="true">
                <msub>
                  <mi>x</mi>
                  <mn>3</mn>
                </msub>
                <mo>¯</mo>
              </mover>
              <mrow>
                <msub>
                  <mi>x</mi>
                  <mn>4</mn>
                </msub>
                <mo stretchy="false">∨</mo>
                <msub>
                  <mi>x</mi>
                  <mn>3</mn>
                </msub>
              </mrow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overline x_{3} x_{4} or x_{3}) or
overline {x_{1}} {x_{2}} {x_{3}} overline x_{4} or 
{x_{1}} overline {x_{2}} overline {x_{3}} x_{4} or 
{x_{1}} overline {x_{2}} {x_{3}} overline x_{4} = ...</annotation>
  </semantics>
</math>
</file>

<file path=Object 11/content.xml><?xml version="1.0" encoding="utf-8"?>
<math xmlns="http://www.w3.org/1998/Math/MathML" display="block">
  <semantics>
    <mrow>
      <mi>x</mi>
      <mrow>
        <mrow>
          <mover accent="true">
            <mi>y</mi>
            <mo>¯</mo>
          </mover>
          <mo stretchy="false">∨</mo>
          <mi>y</mi>
        </mrow>
        <mo stretchy="false">=</mo>
        <mrow>
          <mi>x</mi>
          <mo stretchy="false">∨</mo>
          <mi>y</mi>
        </mrow>
      </mrow>
    </mrow>
    <annotation encoding="StarMath 5.0">x overline  y or y = x or y</annotation>
  </semantics>
</math>
</file>

<file path=Object 12/content.xml><?xml version="1.0" encoding="utf-8"?>
<math xmlns="http://www.w3.org/1998/Math/MathML" display="block">
  <semantics>
    <mrow>
      <msub>
        <mi>x</mi>
        <mn>4</mn>
      </msub>
      <mrow>
        <mrow>
          <mover accent="true">
            <msub>
              <mi>x</mi>
              <mn>3</mn>
            </msub>
            <mo>¯</mo>
          </mover>
          <mo stretchy="false">∨</mo>
          <msub>
            <mi>x</mi>
            <mn>3</mn>
          </msub>
        </mrow>
        <mo stretchy="false">=</mo>
        <mrow>
          <msub>
            <mi>x</mi>
            <mn>3</mn>
          </msub>
          <mo stretchy="false">∨</mo>
          <msub>
            <mi>x</mi>
            <mn>4</mn>
          </msub>
        </mrow>
      </mrow>
    </mrow>
    <annotation encoding="StarMath 5.0">x_{4} overline x_{3} or x_{3} = x_{3} or x_{4}</annotation>
  </semantics>
</math>
</file>

<file path=Object 13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x_{3} or x_{4}) or
overline {x_{1}} {x_{2}} {x_{3}} overline x_{4} or 
{x_{1}} overline {x_{2}} overline {x_{3}} x_{4} or 
{x_{1}} overline {x_{2}} {x_{3}} overline x_{4} = ...</annotation>
  </semantics>
</math>
</file>

<file path=Object 1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overline {x_{1}} overline {x_{2}} x_{4} or
overline {x_{1}} {x_{2}} {x_{3}} overline x_{4} or 
{x_{1}} overline {x_{2}} overline {x_{3}} x_{4} or 
{x_{1}} overline {x_{2}} {x_{3}} overline x_{4} = ...</annotation>
  </semantics>
</math>
</file>

<file path=Object 15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4</mn>
      </msub>
    </mrow>
    <annotation encoding="StarMath 5.0">overline x_{2} x_{4}</annotation>
  </semantics>
</math>
</file>

<file path=Object 1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{x_{1}} or x_{1} overline {x_{3}}) or

overline {x_{1}} {x_{2}} {x_{3}} overline x_{4} or 
{x_{1}} overline {x_{2}} {x_{3}} overline x_{4} = ...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3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</mrow>
    <annotation encoding="StarMath 5.0">overline x_{1} or x_{1} overline{x_{3}} = overline x_{1} or overline{x_{3}}</annotation>
  </semantics>
</math>
</file>

<file path=Object 19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x_{1} or overline x_{3}) or

overline {x_{1}} {x_{2}} {x_{3}} overline x_{4} or 
{x_{1}} overline {x_{2}} {x_{3}} overline x_{4} = ...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.</mn>
      </mrow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 = ... </annotation>
  </semantics>
</math>
</file>

<file path=Object 2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1}} overline {x_{2}} x_{4} or
overline {x_{2}} overline {x_{3}} x_{4} or

overline {x_{1}} {x_{2}} {x_{3}} overline x_{4} or 
{x_{1}} overline {x_{2}} {x_{3}} overline x_{4} = ...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row>
        <mo stretchy="false">∏</mo>
        <msub>
          <mrow>
            <mo fence="true" stretchy="false">(</mo>
            <mrow>
              <mn>0,5,7,11,13,14</mn>
            </mrow>
            <mo fence="true" stretchy="false">)</mo>
          </mrow>
          <mn>0</mn>
        </msub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prod (0,5,7,11,13,14)_{0}  
(4,8,12,15)_{?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∏</mo>
          <msub>
            <mrow>
              <mo fence="true" stretchy="false">(</mo>
              <mrow>
                <mn>0,5,7,11,13,14</mn>
              </mrow>
              <mo fence="true" stretchy="false">)</mo>
            </mrow>
            <mn>0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
prod (0,5,7,11,13,14)_{0}  
(4,8,12,15)_{?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(4,8,12,15)_{?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>A</mi>
      </mrow>
      <mrow>
        <mn>1</mn>
        <mo stretchy="false">∨</mo>
        <mi>A</mi>
      </mrow>
      <mrow>
        <mn>3</mn>
        <mo stretchy="false">∨</mo>
        <mi>A</mi>
      </mrow>
      <mrow>
        <mn>4</mn>
        <mo stretchy="false">∨</mo>
        <mi>A</mi>
      </mrow>
      <mn>5</mn>
    </mrow>
    <annotation encoding="StarMath 5.0">f = A1 or A3 or A4 or A5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26/content.xml><?xml version="1.0" encoding="utf-8"?>
<math xmlns="http://www.w3.org/1998/Math/MathML" display="block">
  <semantics>
    <mrow>
      <msub>
        <mi>x</mi>
        <mn>3</mn>
      </msub>
      <mo stretchy="false">∨</mo>
      <msub>
        <mi>x</mi>
        <mn>4</mn>
      </msub>
    </mrow>
    <annotation encoding="StarMath 5.0">x_{3} or x_{4}</annotation>
  </semantics>
</math>
</file>

<file path=Object 2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 stretchy="false">∨</mo>
      <mover accent="true">
        <msub>
          <mi>x</mi>
          <mn>4</mn>
        </msub>
        <mo>¯</mo>
      </mover>
    </mrow>
    <annotation encoding="StarMath 5.0">overline x_{2} or overline x_{4}</annotation>
  </semantics>
</math>
</file>

<file path=Object 2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 stretchy="false">∨</mo>
      <mover accent="true">
        <msub>
          <mi>x</mi>
          <mn>2</mn>
        </msub>
        <mo>¯</mo>
      </mover>
    </mrow>
    <annotation encoding="StarMath 5.0">overline x_{1} or overline x_{2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over accent="true">
          <msub>
            <mi>x</mi>
            <mn>3</mn>
          </msub>
          <mo>¯</mo>
        </mover>
      </mrow>
      <mover accent="true">
        <msub>
          <mi>x</mi>
          <mn>4</mn>
        </msub>
        <mo>¯</mo>
      </mover>
    </mrow>
    <annotation encoding="StarMath 5.0">overline x_{1} or overline x_{3} overline x_{4}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3</mn>
      </msub>
    </mrow>
    <annotation encoding="StarMath 5.0">overline x_{1} overline x_{2} x_{3}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2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3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sub>
              <mi>x</mi>
              <mn>4</mn>
            </msub>
          </mrow>
        </mrow>
        <mo fence="true" stretchy="false">)</mo>
      </mrow>
    </mrow>
    <annotation encoding="StarMath 5.0">f(x_{1} x_{2} x_{3} x_{4})</annotation>
  </semantics>
</math>
</file>

<file path=Object 34/content.xml><?xml version="1.0" encoding="utf-8"?>
<math xmlns="http://www.w3.org/1998/Math/MathML" display="block">
  <semantics>
    <mrow>
      <mi>f</mi>
      <mi mathvariant="italic">MDNK</mi>
    </mrow>
    <annotation encoding="StarMath 5.0">f MDNK</annotation>
  </semantics>
</math>
</file>

<file path=Object 35/content.xml><?xml version="1.0" encoding="utf-8"?>
<math xmlns="http://www.w3.org/1998/Math/MathML" display="block">
  <semantics>
    <mrow>
      <mi>f</mi>
      <mi mathvariant="italic">MKNK</mi>
    </mrow>
    <annotation encoding="StarMath 5.0">f MKNK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3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</mrow>
    <annotation encoding="StarMath 5.0">overline {x_{2}} overline {x_{3}} x_{4}
</annotation>
  </semantics>
</math>
</file>

<file path=Object 3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4</mn>
      </msub>
    </mrow>
    <annotation encoding="StarMath 5.0">overline {x_{1}} overline {x_{2}} x_{4}</annotation>
  </semantics>
</math>
</file>

<file path=Object 39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2}} {x_{3}} overline x_{4}</annotation>
  </semantics>
</math>
</file>

<file path=Object 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4</mn>
                </msub>
                <mo>¯</mo>
              </mover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(overline x_{4} or x_{4}) or
overline {x_{1}} {x_{2}} {x_{3}} overline x_{4} or 
{x_{1}} overline {x_{2}} overline {x_{3}} x_{4} or 
{x_{1}} overline {x_{2}} {x_{3}} overline x_{4} = ...</annotation>
  </semantics>
</math>
</file>

<file path=Object 40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1}} x_{3} overline {x_{4}}</annotation>
  </semantics>
</math>
</file>

<file path=Object 41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</mrow>
    <annotation encoding="StarMath 5.0">overline x_{2} x_{3}</annotation>
  </semantics>
</math>
</file>

<file path=Object 42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{x_{1}} or x_{1} overline{x_{4}})
= ...</annotation>
  </semantics>
</math>
</file>

<file path=Object 43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4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1} or x_{1} overline{x_{4}} = overline x_{1} or overline{x_{4}}</annotation>
  </semantics>
</math>
</file>

<file path=Object 45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 x_{1} or overline{x_{4}})
= ...</annotation>
  </semantics>
</math>
</file>

<file path=Object 4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
overline {x_{1}} overline {x_{2}} x_{3} or
overline {x_{2}} x_{3} overline{x_{4}}
= ...</annotation>
  </semantics>
</math>
</file>

<file path=Object 47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∨</mo>
                <msub>
                  <mi>x</mi>
                  <mn>2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x_{2} overline{x_{4}}) or

overline {x_{2}} x_{3} overline{x_{4}}
= ...</annotation>
  </semantics>
</math>
</file>

<file path=Object 48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9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∨</mo>
        <msub>
          <mi>x</mi>
          <mn>2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2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2} or x_{2} overline{x_{4}} = overline x_{2} or overline{x_{4}}</annotation>
  </semantics>
</math>
</file>

<file path=Object 5/content.xml><?xml version="1.0" encoding="utf-8"?>
<math xmlns="http://www.w3.org/1998/Math/MathML" display="block">
  <semantics>
    <mrow>
      <mrow>
        <mi>x</mi>
        <mo stretchy="false">∨</mo>
        <mover accent="true">
          <mi>x</mi>
          <mo>¯</mo>
        </mover>
      </mrow>
      <mo stretchy="false">=</mo>
      <mn>1</mn>
    </mrow>
    <annotation encoding="StarMath 5.0">x or overline x = 1</annotation>
  </semantics>
</math>
</file>

<file path=Object 5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2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overline{x_{4}}) or

overline {x_{2}} x_{3} overline{x_{4}}
= ...</annotation>
  </semantics>
</math>
</file>

<file path=Object 51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overline {x_{2}} x_{3} or
overline {x_{1}} x_{3} overline{x_{4}} or

overline {x_{2}} x_{3} overline{x_{4}}
= ...</annotation>
  </semantics>
</math>
</file>

<file path=Object 52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{x_{1}} overline{x_{2}}</annotation>
  </semantics>
</math>
</file>

<file path=Object 53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1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8: f (1,0,0,0) = 
(0 or 0) 
(1 or 1) 
(0 or 1) 
(0 or 1 cdot 1)
=
0 cdot 1 cdot 1 cdot 1 = 0</annotation>
  </semantics>
</math>
</file>

<file path=Object 54/content.xml><?xml version="1.0" encoding="utf-8"?>
<math xmlns="http://www.w3.org/1998/Math/MathML" display="block">
  <semantics>
    <mrow>
      <mn>12</mn>
      <mi mathvariant="normal">:</mi>
      <mi>f</mi>
      <mrow>
        <mrow>
          <mo fence="true" stretchy="false">(</mo>
          <mrow>
            <mn>1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0</mn>
          <mo stretchy="false">⋅</mo>
          <mn>1</mn>
        </mrow>
        <mo stretchy="false">=</mo>
        <mn>0</mn>
      </mrow>
    </mrow>
    <annotation encoding="StarMath 5.0">12: f (1,1,0,0) = 
(0 or 0) 
(0 or 1) 
(0 or 0) 
(0 or 1 cdot 1)
=
0 cdot 1 cdot 0 cdot 1 = 0</annotation>
  </semantics>
</math>
</file>

<file path=Object 55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∨</mo>
              <mn>1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0</mn>
                <mo stretchy="false">⋅</mo>
                <mn>0</mn>
              </mrow>
            </mrow>
          </mrow>
          <mo fence="true" stretchy="false">)</mo>
        </mrow>
        <mo stretchy="false">=</mo>
        <mrow>
          <mn>1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(1 or 1) 
(0 or 0) 
(0 or 0) 
(0 or 0 cdot 0)
=
1 cdot 0 cdot 0 cdot 0 = 0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57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1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1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4: f (0,1,0,0) = 
(0 or 0) 
(0 or 1) 
(1 or 0) 
(1 or 1 cdot 1)
=
0 cdot 1 cdot 1 cdot 1 = 0</annotation>
  </semantics>
</math>
</file>

<file path=Object 58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0 cdot 0 cdot 1
=
0 cdot 0 cdot 0 cdot 0 = 0</annotation>
  </semantics>
</math>
</file>

<file path=Object 59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8: f (1,0,0,0) = 
0 cdot 1 cdot 0 or
1 cdot 1 cdot 0 or
0 cdot 0 cdot 1 or
1 cdot 0 cdot 1
=
0 cdot 0 cdot 0 cdot 0 = 0</annotation>
  </semantics>
</math>
</file>

<file path=Object 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or
overline {x_{1}} {x_{2}} {x_{3}} overline x_{4} or 
{x_{1}} overline {x_{2}} overline {x_{3}} x_{4} or 
{x_{1}} overline {x_{2}} {x_{3}} overline x_{4} = ...</annotation>
  </semantics>
</math>
</file>

<file path=Object 60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1 cdot 0 cdot 1
=
0 cdot 0 cdot 0 cdot 0 = 0</annotation>
  </semantics>
</math>
</file>

<file path=Object 61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0 cdot 0 cdot 1 or
0 cdot 0 cdot 1 or
0 cdot 1 cdot 0 or
0 cdot 1 cdot 0
=
0 cdot 0 cdot 0 cdot 0 = 0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3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7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</mrow>
    <annotation encoding="StarMath 5.0">overline{x_{1}} x_{3}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 x_{1} overline x_{2}</annotation>
  </semantics>
</math>
</file>